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name-asian="DejaVu Sans" style:font-size-asian="10pt" style:font-name-complex="DejaVu Sans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31.05mm" svg:height="129.96mm" svg:x="72.64mm" svg:y="8.4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54.39mm" svg:height="135.74mm" svg:x="84.37mm" svg:y="26.19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227.31mm" svg:height="127.85mm" svg:x="74.69mm" svg:y="15.04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=1/(x^2-1)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258.82mm" svg:height="145.58mm" svg:x="129.21mm" svg:y="10.26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16" table:formula="of:=SIN(3*[.A2]*PI()/180)" office:value-type="float" office:value="7.34788079488412E-016" calcext:value-type="float">
            <text:p>7,34788079488412E-16</text:p>
          </table:table-cell>
          <table:table-cell table:style-name="ce16" table:formula="of:=3*[.B2]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16" table:formula="of:=SIN(3*[.A3]*PI()/180)" office:value-type="float" office:value="0.258819045102523" calcext:value-type="float">
            <text:p>0,258819045102523</text:p>
          </table:table-cell>
          <table:table-cell table:style-name="ce16" table:formula="of:=3*[.B3]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16" table:formula="of:=SIN(3*[.A4]*PI()/180)" office:value-type="float" office:value="0.5" calcext:value-type="float">
            <text:p>0,5</text:p>
          </table:table-cell>
          <table:table-cell table:style-name="ce16" table:formula="of:=3*[.B4]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16" table:formula="of:=SIN(3*[.A5]*PI()/180)" office:value-type="float" office:value="0.707106781186549" calcext:value-type="float">
            <text:p>0,707106781186549</text:p>
          </table:table-cell>
          <table:table-cell table:style-name="ce16" table:formula="of:=3*[.B5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16" table:formula="of:=SIN(3*[.A6]*PI()/180)" office:value-type="float" office:value="0.866025403784438" calcext:value-type="float">
            <text:p>0,866025403784438</text:p>
          </table:table-cell>
          <table:table-cell table:style-name="ce16" table:formula="of:=3*[.B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16" table:formula="of:=SIN(3*[.A7]*PI()/180)" office:value-type="float" office:value="0.965925826289069" calcext:value-type="float">
            <text:p>0,965925826289069</text:p>
          </table:table-cell>
          <table:table-cell table:style-name="ce16" table:formula="of:=3*[.B7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16" table:formula="of:=SIN(3*[.A8]*PI()/180)" office:value-type="float" office:value="1" calcext:value-type="float">
            <text:p>1</text:p>
          </table:table-cell>
          <table:table-cell table:style-name="ce16" table:formula="of:=3*[.B8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16" table:formula="of:=SIN(3*[.A9]*PI()/180)" office:value-type="float" office:value="0.965925826289068" calcext:value-type="float">
            <text:p>0,965925826289068</text:p>
          </table:table-cell>
          <table:table-cell table:style-name="ce16" table:formula="of:=3*[.B9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16" table:formula="of:=SIN(3*[.A10]*PI()/180)" office:value-type="float" office:value="0.866025403784438" calcext:value-type="float">
            <text:p>0,866025403784438</text:p>
          </table:table-cell>
          <table:table-cell table:style-name="ce16" table:formula="of:=3*[.B1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16" table:formula="of:=SIN(3*[.A11]*PI()/180)" office:value-type="float" office:value="0.707106781186545" calcext:value-type="float">
            <text:p>0,707106781186545</text:p>
          </table:table-cell>
          <table:table-cell table:style-name="ce16" table:formula="of:=3*[.B1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16" table:formula="of:=SIN(3*[.A12]*PI()/180)" office:value-type="float" office:value="0.499999999999999" calcext:value-type="float">
            <text:p>0,499999999999999</text:p>
          </table:table-cell>
          <table:table-cell table:style-name="ce16" table:formula="of:=3*[.B12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16" table:formula="of:=SIN(3*[.A13]*PI()/180)" office:value-type="float" office:value="0.25881904510252" calcext:value-type="float">
            <text:p>0,25881904510252</text:p>
          </table:table-cell>
          <table:table-cell table:style-name="ce16" table:formula="of:=3*[.B13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16" table:formula="of:=SIN(3*[.A14]*PI()/180)" office:value-type="float" office:value="-6.12323399573677E-016" calcext:value-type="float">
            <text:p>-6,12323399573677E-16</text:p>
          </table:table-cell>
          <table:table-cell table:style-name="ce16" table:formula="of:=3*[.B14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16" table:formula="of:=SIN(3*[.A15]*PI()/180)" office:value-type="float" office:value="-0.258819045102521" calcext:value-type="float">
            <text:p>-0,258819045102521</text:p>
          </table:table-cell>
          <table:table-cell table:style-name="ce16" table:formula="of:=3*[.B1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16" table:formula="of:=SIN(3*[.A16]*PI()/180)" office:value-type="float" office:value="-0.5" calcext:value-type="float">
            <text:p>-0,5</text:p>
          </table:table-cell>
          <table:table-cell table:style-name="ce16" table:formula="of:=3*[.B1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16" table:formula="of:=SIN(3*[.A17]*PI()/180)" office:value-type="float" office:value="-0.707106781186547" calcext:value-type="float">
            <text:p>-0,707106781186547</text:p>
          </table:table-cell>
          <table:table-cell table:style-name="ce16" table:formula="of:=3*[.B17]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16" table:formula="of:=SIN(3*[.A18]*PI()/180)" office:value-type="float" office:value="-0.866025403784438" calcext:value-type="float">
            <text:p>-0,866025403784438</text:p>
          </table:table-cell>
          <table:table-cell table:style-name="ce16" table:formula="of:=3*[.B18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16" table:formula="of:=SIN(3*[.A19]*PI()/180)" office:value-type="float" office:value="-0.965925826289068" calcext:value-type="float">
            <text:p>-0,965925826289068</text:p>
          </table:table-cell>
          <table:table-cell table:style-name="ce16" table:formula="of:=3*[.B19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16" table:formula="of:=SIN(3*[.A20]*PI()/180)" office:value-type="float" office:value="-1" calcext:value-type="float">
            <text:p>-1</text:p>
          </table:table-cell>
          <table:table-cell table:style-name="ce16" table:formula="of:=3*[.B20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16" table:formula="of:=SIN(3*[.A21]*PI()/180)" office:value-type="float" office:value="-0.965925826289068" calcext:value-type="float">
            <text:p>-0,965925826289068</text:p>
          </table:table-cell>
          <table:table-cell table:style-name="ce16" table:formula="of:=3*[.B2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16" table:formula="of:=SIN(3*[.A22]*PI()/180)" office:value-type="float" office:value="-0.866025403784438" calcext:value-type="float">
            <text:p>-0,866025403784438</text:p>
          </table:table-cell>
          <table:table-cell table:style-name="ce16" table:formula="of:=3*[.B22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16" table:formula="of:=SIN(3*[.A23]*PI()/180)" office:value-type="float" office:value="-0.707106781186547" calcext:value-type="float">
            <text:p>-0,707106781186547</text:p>
          </table:table-cell>
          <table:table-cell table:style-name="ce16" table:formula="of:=3*[.B23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16" table:formula="of:=SIN(3*[.A24]*PI()/180)" office:value-type="float" office:value="-0.499999999999999" calcext:value-type="float">
            <text:p>-0,499999999999999</text:p>
          </table:table-cell>
          <table:table-cell table:style-name="ce16" table:formula="of:=3*[.B24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16" table:formula="of:=SIN(3*[.A25]*PI()/180)" office:value-type="float" office:value="-0.25881904510252" calcext:value-type="float">
            <text:p>-0,25881904510252</text:p>
          </table:table-cell>
          <table:table-cell table:style-name="ce16" table:formula="of:=3*[.B25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16" table:formula="of:=SIN(3*[.A26]*PI()/180)" office:value-type="float" office:value="4.89858719658941E-016" calcext:value-type="float">
            <text:p>4,89858719658941E-16</text:p>
          </table:table-cell>
          <table:table-cell table:style-name="ce16" table:formula="of:=3*[.B2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16" table:formula="of:=SIN(3*[.A27]*PI()/180)" office:value-type="float" office:value="0.258819045102521" calcext:value-type="float">
            <text:p>0,258819045102521</text:p>
          </table:table-cell>
          <table:table-cell table:style-name="ce16" table:formula="of:=3*[.B27]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16" table:formula="of:=SIN(3*[.A28]*PI()/180)" office:value-type="float" office:value="0.5" calcext:value-type="float">
            <text:p>0,5</text:p>
          </table:table-cell>
          <table:table-cell table:style-name="ce16" table:formula="of:=3*[.B28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16" table:formula="of:=SIN(3*[.A29]*PI()/180)" office:value-type="float" office:value="0.707106781186547" calcext:value-type="float">
            <text:p>0,707106781186547</text:p>
          </table:table-cell>
          <table:table-cell table:style-name="ce16" table:formula="of:=3*[.B29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16" table:formula="of:=SIN(3*[.A30]*PI()/180)" office:value-type="float" office:value="0.866025403784439" calcext:value-type="float">
            <text:p>0,866025403784439</text:p>
          </table:table-cell>
          <table:table-cell table:style-name="ce16" table:formula="of:=3*[.B30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16" table:formula="of:=SIN(3*[.A31]*PI()/180)" office:value-type="float" office:value="0.965925826289068" calcext:value-type="float">
            <text:p>0,965925826289068</text:p>
          </table:table-cell>
          <table:table-cell table:style-name="ce16" table:formula="of:=3*[.B3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16" table:formula="of:=SIN(3*[.A32]*PI()/180)" office:value-type="float" office:value="1" calcext:value-type="float">
            <text:p>1</text:p>
          </table:table-cell>
          <table:table-cell table:style-name="ce16" table:formula="of:=3*[.B32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16" table:formula="of:=SIN(3*[.A33]*PI()/180)" office:value-type="float" office:value="0.965925826289068" calcext:value-type="float">
            <text:p>0,965925826289068</text:p>
          </table:table-cell>
          <table:table-cell table:style-name="ce16" table:formula="of:=3*[.B33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16" table:formula="of:=SIN(3*[.A34]*PI()/180)" office:value-type="float" office:value="0.866025403784439" calcext:value-type="float">
            <text:p>0,866025403784439</text:p>
          </table:table-cell>
          <table:table-cell table:style-name="ce16" table:formula="of:=3*[.B34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16" table:formula="of:=SIN(3*[.A35]*PI()/180)" office:value-type="float" office:value="0.707106781186548" calcext:value-type="float">
            <text:p>0,707106781186548</text:p>
          </table:table-cell>
          <table:table-cell table:style-name="ce16" table:formula="of:=3*[.B35]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16" table:formula="of:=SIN(3*[.A36]*PI()/180)" office:value-type="float" office:value="0.500000000000001" calcext:value-type="float">
            <text:p>0,500000000000001</text:p>
          </table:table-cell>
          <table:table-cell table:style-name="ce16" table:formula="of:=3*[.B3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16" table:formula="of:=SIN(3*[.A37]*PI()/180)" office:value-type="float" office:value="0.258819045102522" calcext:value-type="float">
            <text:p>0,258819045102522</text:p>
          </table:table-cell>
          <table:table-cell table:style-name="ce16" table:formula="of:=3*[.B37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16" table:formula="of:=SIN(3*[.A38]*PI()/180)" office:value-type="float" office:value="-3.67394039744206E-016" calcext:value-type="float">
            <text:p>-3,67394039744206E-16</text:p>
          </table:table-cell>
          <table:table-cell table:style-name="ce16" table:formula="of:=3*[.B38]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16" table:formula="of:=SIN(3*[.A39]*PI()/180)" office:value-type="float" office:value="-0.258819045102521" calcext:value-type="float">
            <text:p>-0,258819045102521</text:p>
          </table:table-cell>
          <table:table-cell table:style-name="ce16" table:formula="of:=3*[.B39]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16" table:formula="of:=SIN(3*[.A40]*PI()/180)" office:value-type="float" office:value="-0.5" calcext:value-type="float">
            <text:p>-0,5</text:p>
          </table:table-cell>
          <table:table-cell table:style-name="ce16" table:formula="of:=3*[.B40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16" table:formula="of:=SIN(3*[.A41]*PI()/180)" office:value-type="float" office:value="-0.707106781186547" calcext:value-type="float">
            <text:p>-0,707106781186547</text:p>
          </table:table-cell>
          <table:table-cell table:style-name="ce16" table:formula="of:=3*[.B41]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16" table:formula="of:=SIN(3*[.A42]*PI()/180)" office:value-type="float" office:value="-0.866025403784439" calcext:value-type="float">
            <text:p>-0,866025403784439</text:p>
          </table:table-cell>
          <table:table-cell table:style-name="ce16" table:formula="of:=3*[.B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16" table:formula="of:=SIN(3*[.A43]*PI()/180)" office:value-type="float" office:value="-0.965925826289068" calcext:value-type="float">
            <text:p>-0,965925826289068</text:p>
          </table:table-cell>
          <table:table-cell table:style-name="ce16" table:formula="of:=3*[.B43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16" table:formula="of:=SIN(3*[.A44]*PI()/180)" office:value-type="float" office:value="-1" calcext:value-type="float">
            <text:p>-1</text:p>
          </table:table-cell>
          <table:table-cell table:style-name="ce16" table:formula="of:=3*[.B44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16" table:formula="of:=SIN(3*[.A45]*PI()/180)" office:value-type="float" office:value="-0.965925826289068" calcext:value-type="float">
            <text:p>-0,965925826289068</text:p>
          </table:table-cell>
          <table:table-cell table:style-name="ce16" table:formula="of:=3*[.B45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16" table:formula="of:=SIN(3*[.A46]*PI()/180)" office:value-type="float" office:value="-0.866025403784439" calcext:value-type="float">
            <text:p>-0,866025403784439</text:p>
          </table:table-cell>
          <table:table-cell table:style-name="ce16" table:formula="of:=3*[.B4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16" table:formula="of:=SIN(3*[.A47]*PI()/180)" office:value-type="float" office:value="-0.707106781186547" calcext:value-type="float">
            <text:p>-0,707106781186547</text:p>
          </table:table-cell>
          <table:table-cell table:style-name="ce16" table:formula="of:=3*[.B4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16" table:formula="of:=SIN(3*[.A48]*PI()/180)" office:value-type="float" office:value="-0.499999999999999" calcext:value-type="float">
            <text:p>-0,499999999999999</text:p>
          </table:table-cell>
          <table:table-cell table:style-name="ce16" table:formula="of:=3*[.B48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16" table:formula="of:=SIN(3*[.A49]*PI()/180)" office:value-type="float" office:value="-0.25881904510252" calcext:value-type="float">
            <text:p>-0,25881904510252</text:p>
          </table:table-cell>
          <table:table-cell table:style-name="ce16" table:formula="of:=3*[.B49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16" table:formula="of:=SIN(3*[.A50]*PI()/180)" office:value-type="float" office:value="2.44929359829471E-016" calcext:value-type="float">
            <text:p>2,44929359829471E-16</text:p>
          </table:table-cell>
          <table:table-cell table:style-name="ce16" table:formula="of:=3*[.B50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16" table:formula="of:=SIN(3*[.A51]*PI()/180)" office:value-type="float" office:value="0.258819045102521" calcext:value-type="float">
            <text:p>0,258819045102521</text:p>
          </table:table-cell>
          <table:table-cell table:style-name="ce16" table:formula="of:=3*[.B5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16" table:formula="of:=SIN(3*[.A52]*PI()/180)" office:value-type="float" office:value="0.5" calcext:value-type="float">
            <text:p>0,5</text:p>
          </table:table-cell>
          <table:table-cell table:style-name="ce16" table:formula="of:=3*[.B5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16" table:formula="of:=SIN(3*[.A53]*PI()/180)" office:value-type="float" office:value="0.707106781186548" calcext:value-type="float">
            <text:p>0,707106781186548</text:p>
          </table:table-cell>
          <table:table-cell table:style-name="ce16" table:formula="of:=3*[.B53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16" table:formula="of:=SIN(3*[.A54]*PI()/180)" office:value-type="float" office:value="0.866025403784439" calcext:value-type="float">
            <text:p>0,866025403784439</text:p>
          </table:table-cell>
          <table:table-cell table:style-name="ce16" table:formula="of:=3*[.B54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16" table:formula="of:=SIN(3*[.A55]*PI()/180)" office:value-type="float" office:value="0.965925826289068" calcext:value-type="float">
            <text:p>0,965925826289068</text:p>
          </table:table-cell>
          <table:table-cell table:style-name="ce16" table:formula="of:=3*[.B55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16" table:formula="of:=SIN(3*[.A56]*PI()/180)" office:value-type="float" office:value="1" calcext:value-type="float">
            <text:p>1</text:p>
          </table:table-cell>
          <table:table-cell table:style-name="ce16" table:formula="of:=3*[.B56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16" table:formula="of:=SIN(3*[.A57]*PI()/180)" office:value-type="float" office:value="0.965925826289068" calcext:value-type="float">
            <text:p>0,965925826289068</text:p>
          </table:table-cell>
          <table:table-cell table:style-name="ce16" table:formula="of:=3*[.B5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16" table:formula="of:=SIN(3*[.A58]*PI()/180)" office:value-type="float" office:value="0.866025403784438" calcext:value-type="float">
            <text:p>0,866025403784438</text:p>
          </table:table-cell>
          <table:table-cell table:style-name="ce16" table:formula="of:=3*[.B58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16" table:formula="of:=SIN(3*[.A59]*PI()/180)" office:value-type="float" office:value="0.707106781186547" calcext:value-type="float">
            <text:p>0,707106781186547</text:p>
          </table:table-cell>
          <table:table-cell table:style-name="ce16" table:formula="of:=3*[.B59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16" table:formula="of:=SIN(3*[.A60]*PI()/180)" office:value-type="float" office:value="0.5" calcext:value-type="float">
            <text:p>0,5</text:p>
          </table:table-cell>
          <table:table-cell table:style-name="ce16" table:formula="of:=3*[.B60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16" table:formula="of:=SIN(3*[.A61]*PI()/180)" office:value-type="float" office:value="0.25881904510252" calcext:value-type="float">
            <text:p>0,25881904510252</text:p>
          </table:table-cell>
          <table:table-cell table:style-name="ce16" table:formula="of:=3*[.B61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16" table:formula="of:=SIN(3*[.A62]*PI()/180)" office:value-type="float" office:value="-1.22464679914735E-016" calcext:value-type="float">
            <text:p>-1,22464679914735E-16</text:p>
          </table:table-cell>
          <table:table-cell table:style-name="ce16" table:formula="of:=3*[.B6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16" table:formula="of:=SIN(3*[.A63]*PI()/180)" office:value-type="float" office:value="-0.258819045102521" calcext:value-type="float">
            <text:p>-0,258819045102521</text:p>
          </table:table-cell>
          <table:table-cell table:style-name="ce16" table:formula="of:=3*[.B63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16" table:formula="of:=SIN(3*[.A64]*PI()/180)" office:value-type="float" office:value="-0.5" calcext:value-type="float">
            <text:p>-0,5</text:p>
          </table:table-cell>
          <table:table-cell table:style-name="ce16" table:formula="of:=3*[.B64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16" table:formula="of:=SIN(3*[.A65]*PI()/180)" office:value-type="float" office:value="-0.707106781186548" calcext:value-type="float">
            <text:p>-0,707106781186548</text:p>
          </table:table-cell>
          <table:table-cell table:style-name="ce16" table:formula="of:=3*[.B65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16" table:formula="of:=SIN(3*[.A66]*PI()/180)" office:value-type="float" office:value="-0.866025403784439" calcext:value-type="float">
            <text:p>-0,866025403784439</text:p>
          </table:table-cell>
          <table:table-cell table:style-name="ce16" table:formula="of:=3*[.B66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16" table:formula="of:=SIN(3*[.A67]*PI()/180)" office:value-type="float" office:value="-0.965925826289068" calcext:value-type="float">
            <text:p>-0,965925826289068</text:p>
          </table:table-cell>
          <table:table-cell table:style-name="ce16" table:formula="of:=3*[.B6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16" table:formula="of:=SIN(3*[.A68]*PI()/180)" office:value-type="float" office:value="-1" calcext:value-type="float">
            <text:p>-1</text:p>
          </table:table-cell>
          <table:table-cell table:style-name="ce16" table:formula="of:=3*[.B68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16" table:formula="of:=SIN(3*[.A69]*PI()/180)" office:value-type="float" office:value="-0.965925826289068" calcext:value-type="float">
            <text:p>-0,965925826289068</text:p>
          </table:table-cell>
          <table:table-cell table:style-name="ce16" table:formula="of:=3*[.B69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16" table:formula="of:=SIN(3*[.A70]*PI()/180)" office:value-type="float" office:value="-0.866025403784439" calcext:value-type="float">
            <text:p>-0,866025403784439</text:p>
          </table:table-cell>
          <table:table-cell table:style-name="ce16" table:formula="of:=3*[.B70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16" table:formula="of:=SIN(3*[.A71]*PI()/180)" office:value-type="float" office:value="-0.707106781186547" calcext:value-type="float">
            <text:p>-0,707106781186547</text:p>
          </table:table-cell>
          <table:table-cell table:style-name="ce16" table:formula="of:=3*[.B71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16" table:formula="of:=SIN(3*[.A72]*PI()/180)" office:value-type="float" office:value="-0.5" calcext:value-type="float">
            <text:p>-0,5</text:p>
          </table:table-cell>
          <table:table-cell table:style-name="ce16" table:formula="of:=3*[.B7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16" table:formula="of:=SIN(3*[.A73]*PI()/180)" office:value-type="float" office:value="-0.258819045102521" calcext:value-type="float">
            <text:p>-0,258819045102521</text:p>
          </table:table-cell>
          <table:table-cell table:style-name="ce16" table:formula="of:=3*[.B73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16" table:formula="of:=SIN(3*[.A74]*PI()/180)" office:value-type="float" office:value="0" calcext:value-type="float">
            <text:p>0</text:p>
          </table:table-cell>
          <table:table-cell table:style-name="ce16" table:formula="of:=3*[.B7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16" table:formula="of:=SIN(3*[.A75]*PI()/180)" office:value-type="float" office:value="0.258819045102521" calcext:value-type="float">
            <text:p>0,258819045102521</text:p>
          </table:table-cell>
          <table:table-cell table:style-name="ce16" table:formula="of:=3*[.B75]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16" table:formula="of:=SIN(3*[.A76]*PI()/180)" office:value-type="float" office:value="0.5" calcext:value-type="float">
            <text:p>0,5</text:p>
          </table:table-cell>
          <table:table-cell table:style-name="ce16" table:formula="of:=3*[.B76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16" table:formula="of:=SIN(3*[.A77]*PI()/180)" office:value-type="float" office:value="0.707106781186547" calcext:value-type="float">
            <text:p>0,707106781186547</text:p>
          </table:table-cell>
          <table:table-cell table:style-name="ce16" table:formula="of:=3*[.B77]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16" table:formula="of:=SIN(3*[.A78]*PI()/180)" office:value-type="float" office:value="0.866025403784439" calcext:value-type="float">
            <text:p>0,866025403784439</text:p>
          </table:table-cell>
          <table:table-cell table:style-name="ce16" table:formula="of:=3*[.B78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16" table:formula="of:=SIN(3*[.A79]*PI()/180)" office:value-type="float" office:value="0.965925826289068" calcext:value-type="float">
            <text:p>0,965925826289068</text:p>
          </table:table-cell>
          <table:table-cell table:style-name="ce16" table:formula="of:=3*[.B79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16" table:formula="of:=SIN(3*[.A80]*PI()/180)" office:value-type="float" office:value="1" calcext:value-type="float">
            <text:p>1</text:p>
          </table:table-cell>
          <table:table-cell table:style-name="ce16" table:formula="of:=3*[.B80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16" table:formula="of:=SIN(3*[.A81]*PI()/180)" office:value-type="float" office:value="0.965925826289068" calcext:value-type="float">
            <text:p>0,965925826289068</text:p>
          </table:table-cell>
          <table:table-cell table:style-name="ce16" table:formula="of:=3*[.B81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16" table:formula="of:=SIN(3*[.A82]*PI()/180)" office:value-type="float" office:value="0.866025403784439" calcext:value-type="float">
            <text:p>0,866025403784439</text:p>
          </table:table-cell>
          <table:table-cell table:style-name="ce16" table:formula="of:=3*[.B8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16" table:formula="of:=SIN(3*[.A83]*PI()/180)" office:value-type="float" office:value="0.707106781186548" calcext:value-type="float">
            <text:p>0,707106781186548</text:p>
          </table:table-cell>
          <table:table-cell table:style-name="ce16" table:formula="of:=3*[.B83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16" table:formula="of:=SIN(3*[.A84]*PI()/180)" office:value-type="float" office:value="0.5" calcext:value-type="float">
            <text:p>0,5</text:p>
          </table:table-cell>
          <table:table-cell table:style-name="ce16" table:formula="of:=3*[.B84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16" table:formula="of:=SIN(3*[.A85]*PI()/180)" office:value-type="float" office:value="0.258819045102521" calcext:value-type="float">
            <text:p>0,258819045102521</text:p>
          </table:table-cell>
          <table:table-cell table:style-name="ce16" table:formula="of:=3*[.B85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16" table:formula="of:=SIN(3*[.A86]*PI()/180)" office:value-type="float" office:value="1.22464679914735E-016" calcext:value-type="float">
            <text:p>1,22464679914735E-16</text:p>
          </table:table-cell>
          <table:table-cell table:style-name="ce16" table:formula="of:=3*[.B86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16" table:formula="of:=SIN(3*[.A87]*PI()/180)" office:value-type="float" office:value="-0.25881904510252" calcext:value-type="float">
            <text:p>-0,25881904510252</text:p>
          </table:table-cell>
          <table:table-cell table:style-name="ce16" table:formula="of:=3*[.B8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16" table:formula="of:=SIN(3*[.A88]*PI()/180)" office:value-type="float" office:value="-0.5" calcext:value-type="float">
            <text:p>-0,5</text:p>
          </table:table-cell>
          <table:table-cell table:style-name="ce16" table:formula="of:=3*[.B88]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16" table:formula="of:=SIN(3*[.A89]*PI()/180)" office:value-type="float" office:value="-0.707106781186547" calcext:value-type="float">
            <text:p>-0,707106781186547</text:p>
          </table:table-cell>
          <table:table-cell table:style-name="ce16" table:formula="of:=3*[.B89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16" table:formula="of:=SIN(3*[.A90]*PI()/180)" office:value-type="float" office:value="-0.866025403784438" calcext:value-type="float">
            <text:p>-0,866025403784438</text:p>
          </table:table-cell>
          <table:table-cell table:style-name="ce16" table:formula="of:=3*[.B90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16" table:formula="of:=SIN(3*[.A91]*PI()/180)" office:value-type="float" office:value="-0.965925826289068" calcext:value-type="float">
            <text:p>-0,965925826289068</text:p>
          </table:table-cell>
          <table:table-cell table:style-name="ce16" table:formula="of:=3*[.B91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16" table:formula="of:=SIN(3*[.A92]*PI()/180)" office:value-type="float" office:value="-1" calcext:value-type="float">
            <text:p>-1</text:p>
          </table:table-cell>
          <table:table-cell table:style-name="ce16" table:formula="of:=3*[.B92]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16" table:formula="of:=SIN(3*[.A93]*PI()/180)" office:value-type="float" office:value="-0.965925826289068" calcext:value-type="float">
            <text:p>-0,965925826289068</text:p>
          </table:table-cell>
          <table:table-cell table:style-name="ce16" table:formula="of:=3*[.B93]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16" table:formula="of:=SIN(3*[.A94]*PI()/180)" office:value-type="float" office:value="-0.866025403784439" calcext:value-type="float">
            <text:p>-0,866025403784439</text:p>
          </table:table-cell>
          <table:table-cell table:style-name="ce16" table:formula="of:=3*[.B94]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16" table:formula="of:=SIN(3*[.A95]*PI()/180)" office:value-type="float" office:value="-0.707106781186548" calcext:value-type="float">
            <text:p>-0,707106781186548</text:p>
          </table:table-cell>
          <table:table-cell table:style-name="ce16" table:formula="of:=3*[.B95]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16" table:formula="of:=SIN(3*[.A96]*PI()/180)" office:value-type="float" office:value="-0.5" calcext:value-type="float">
            <text:p>-0,5</text:p>
          </table:table-cell>
          <table:table-cell table:style-name="ce16" table:formula="of:=3*[.B96]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16" table:formula="of:=SIN(3*[.A97]*PI()/180)" office:value-type="float" office:value="-0.258819045102521" calcext:value-type="float">
            <text:p>-0,258819045102521</text:p>
          </table:table-cell>
          <table:table-cell table:style-name="ce16" table:formula="of:=3*[.B97]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16" table:formula="of:=SIN(3*[.A98]*PI()/180)" office:value-type="float" office:value="-2.44929359829471E-016" calcext:value-type="float">
            <text:p>-2,44929359829471E-16</text:p>
          </table:table-cell>
          <table:table-cell table:style-name="ce16" table:formula="of:=3*[.B98]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16" table:formula="of:=SIN(3*[.A99]*PI()/180)" office:value-type="float" office:value="0.25881904510252" calcext:value-type="float">
            <text:p>0,25881904510252</text:p>
          </table:table-cell>
          <table:table-cell table:style-name="ce16" table:formula="of:=3*[.B99]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16" table:formula="of:=SIN(3*[.A100]*PI()/180)" office:value-type="float" office:value="0.499999999999999" calcext:value-type="float">
            <text:p>0,499999999999999</text:p>
          </table:table-cell>
          <table:table-cell table:style-name="ce16" table:formula="of:=3*[.B100]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16" table:formula="of:=SIN(3*[.A101]*PI()/180)" office:value-type="float" office:value="0.707106781186547" calcext:value-type="float">
            <text:p>0,707106781186547</text:p>
          </table:table-cell>
          <table:table-cell table:style-name="ce16" table:formula="of:=3*[.B101]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16" table:formula="of:=SIN(3*[.A102]*PI()/180)" office:value-type="float" office:value="0.866025403784439" calcext:value-type="float">
            <text:p>0,866025403784439</text:p>
          </table:table-cell>
          <table:table-cell table:style-name="ce16" table:formula="of:=3*[.B102]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16" table:formula="of:=SIN(3*[.A103]*PI()/180)" office:value-type="float" office:value="0.965925826289068" calcext:value-type="float">
            <text:p>0,965925826289068</text:p>
          </table:table-cell>
          <table:table-cell table:style-name="ce16" table:formula="of:=3*[.B103]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16" table:formula="of:=SIN(3*[.A104]*PI()/180)" office:value-type="float" office:value="1" calcext:value-type="float">
            <text:p>1</text:p>
          </table:table-cell>
          <table:table-cell table:style-name="ce16" table:formula="of:=3*[.B104]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16" table:formula="of:=SIN(3*[.A105]*PI()/180)" office:value-type="float" office:value="0.965925826289068" calcext:value-type="float">
            <text:p>0,965925826289068</text:p>
          </table:table-cell>
          <table:table-cell table:style-name="ce16" table:formula="of:=3*[.B105]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16" table:formula="of:=SIN(3*[.A106]*PI()/180)" office:value-type="float" office:value="0.866025403784439" calcext:value-type="float">
            <text:p>0,866025403784439</text:p>
          </table:table-cell>
          <table:table-cell table:style-name="ce16" table:formula="of:=3*[.B106]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16" table:formula="of:=SIN(3*[.A107]*PI()/180)" office:value-type="float" office:value="0.707106781186547" calcext:value-type="float">
            <text:p>0,707106781186547</text:p>
          </table:table-cell>
          <table:table-cell table:style-name="ce16" table:formula="of:=3*[.B107]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16" table:formula="of:=SIN(3*[.A108]*PI()/180)" office:value-type="float" office:value="0.5" calcext:value-type="float">
            <text:p>0,5</text:p>
          </table:table-cell>
          <table:table-cell table:style-name="ce16" table:formula="of:=3*[.B108]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16" table:formula="of:=SIN(3*[.A109]*PI()/180)" office:value-type="float" office:value="0.258819045102521" calcext:value-type="float">
            <text:p>0,258819045102521</text:p>
          </table:table-cell>
          <table:table-cell table:style-name="ce16" table:formula="of:=3*[.B109]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16" table:formula="of:=SIN(3*[.A110]*PI()/180)" office:value-type="float" office:value="3.67394039744206E-016" calcext:value-type="float">
            <text:p>3,67394039744206E-16</text:p>
          </table:table-cell>
          <table:table-cell table:style-name="ce16" table:formula="of:=3*[.B110]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16" table:formula="of:=SIN(3*[.A111]*PI()/180)" office:value-type="float" office:value="-0.258819045102522" calcext:value-type="float">
            <text:p>-0,258819045102522</text:p>
          </table:table-cell>
          <table:table-cell table:style-name="ce16" table:formula="of:=3*[.B111]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16" table:formula="of:=SIN(3*[.A112]*PI()/180)" office:value-type="float" office:value="-0.500000000000001" calcext:value-type="float">
            <text:p>-0,500000000000001</text:p>
          </table:table-cell>
          <table:table-cell table:style-name="ce16" table:formula="of:=3*[.B112]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16" table:formula="of:=SIN(3*[.A113]*PI()/180)" office:value-type="float" office:value="-0.707106781186548" calcext:value-type="float">
            <text:p>-0,707106781186548</text:p>
          </table:table-cell>
          <table:table-cell table:style-name="ce16" table:formula="of:=3*[.B113]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16" table:formula="of:=SIN(3*[.A114]*PI()/180)" office:value-type="float" office:value="-0.866025403784439" calcext:value-type="float">
            <text:p>-0,866025403784439</text:p>
          </table:table-cell>
          <table:table-cell table:style-name="ce16" table:formula="of:=3*[.B114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16" table:formula="of:=SIN(3*[.A115]*PI()/180)" office:value-type="float" office:value="-0.965925826289068" calcext:value-type="float">
            <text:p>-0,965925826289068</text:p>
          </table:table-cell>
          <table:table-cell table:style-name="ce16" table:formula="of:=3*[.B115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16" table:formula="of:=SIN(3*[.A116]*PI()/180)" office:value-type="float" office:value="-1" calcext:value-type="float">
            <text:p>-1</text:p>
          </table:table-cell>
          <table:table-cell table:style-name="ce16" table:formula="of:=3*[.B116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16" table:formula="of:=SIN(3*[.A117]*PI()/180)" office:value-type="float" office:value="-0.965925826289068" calcext:value-type="float">
            <text:p>-0,965925826289068</text:p>
          </table:table-cell>
          <table:table-cell table:style-name="ce16" table:formula="of:=3*[.B117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16" table:formula="of:=SIN(3*[.A118]*PI()/180)" office:value-type="float" office:value="-0.866025403784439" calcext:value-type="float">
            <text:p>-0,866025403784439</text:p>
          </table:table-cell>
          <table:table-cell table:style-name="ce16" table:formula="of:=3*[.B11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16" table:formula="of:=SIN(3*[.A119]*PI()/180)" office:value-type="float" office:value="-0.707106781186547" calcext:value-type="float">
            <text:p>-0,707106781186547</text:p>
          </table:table-cell>
          <table:table-cell table:style-name="ce16" table:formula="of:=3*[.B119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16" table:formula="of:=SIN(3*[.A120]*PI()/180)" office:value-type="float" office:value="-0.5" calcext:value-type="float">
            <text:p>-0,5</text:p>
          </table:table-cell>
          <table:table-cell table:style-name="ce16" table:formula="of:=3*[.B120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16" table:formula="of:=SIN(3*[.A121]*PI()/180)" office:value-type="float" office:value="-0.258819045102521" calcext:value-type="float">
            <text:p>-0,258819045102521</text:p>
          </table:table-cell>
          <table:table-cell table:style-name="ce16" table:formula="of:=3*[.B121]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16" table:formula="of:=SIN(3*[.A122]*PI()/180)" office:value-type="float" office:value="-4.89858719658941E-016" calcext:value-type="float">
            <text:p>-4,89858719658941E-16</text:p>
          </table:table-cell>
          <table:table-cell table:style-name="ce16" table:formula="of:=3*[.B122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16" table:formula="of:=SIN(3*[.A123]*PI()/180)" office:value-type="float" office:value="0.25881904510252" calcext:value-type="float">
            <text:p>0,25881904510252</text:p>
          </table:table-cell>
          <table:table-cell table:style-name="ce16" table:formula="of:=3*[.B12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16" table:formula="of:=SIN(3*[.A124]*PI()/180)" office:value-type="float" office:value="0.499999999999999" calcext:value-type="float">
            <text:p>0,499999999999999</text:p>
          </table:table-cell>
          <table:table-cell table:style-name="ce16" table:formula="of:=3*[.B124]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16" table:formula="of:=SIN(3*[.A125]*PI()/180)" office:value-type="float" office:value="0.707106781186547" calcext:value-type="float">
            <text:p>0,707106781186547</text:p>
          </table:table-cell>
          <table:table-cell table:style-name="ce16" table:formula="of:=3*[.B125]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16" table:formula="of:=SIN(3*[.A126]*PI()/180)" office:value-type="float" office:value="0.866025403784438" calcext:value-type="float">
            <text:p>0,866025403784438</text:p>
          </table:table-cell>
          <table:table-cell table:style-name="ce16" table:formula="of:=3*[.B126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16" table:formula="of:=SIN(3*[.A127]*PI()/180)" office:value-type="float" office:value="0.965925826289068" calcext:value-type="float">
            <text:p>0,965925826289068</text:p>
          </table:table-cell>
          <table:table-cell table:style-name="ce16" table:formula="of:=3*[.B127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16" table:formula="of:=SIN(3*[.A128]*PI()/180)" office:value-type="float" office:value="1" calcext:value-type="float">
            <text:p>1</text:p>
          </table:table-cell>
          <table:table-cell table:style-name="ce16" table:formula="of:=3*[.B128]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16" table:formula="of:=SIN(3*[.A129]*PI()/180)" office:value-type="float" office:value="0.965925826289068" calcext:value-type="float">
            <text:p>0,965925826289068</text:p>
          </table:table-cell>
          <table:table-cell table:style-name="ce16" table:formula="of:=3*[.B129]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16" table:formula="of:=SIN(3*[.A130]*PI()/180)" office:value-type="float" office:value="0.866025403784438" calcext:value-type="float">
            <text:p>0,866025403784438</text:p>
          </table:table-cell>
          <table:table-cell table:style-name="ce16" table:formula="of:=3*[.B130]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16" table:formula="of:=SIN(3*[.A131]*PI()/180)" office:value-type="float" office:value="0.707106781186547" calcext:value-type="float">
            <text:p>0,707106781186547</text:p>
          </table:table-cell>
          <table:table-cell table:style-name="ce16" table:formula="of:=3*[.B131]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16" table:formula="of:=SIN(3*[.A132]*PI()/180)" office:value-type="float" office:value="0.5" calcext:value-type="float">
            <text:p>0,5</text:p>
          </table:table-cell>
          <table:table-cell table:style-name="ce16" table:formula="of:=3*[.B132]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16" table:formula="of:=SIN(3*[.A133]*PI()/180)" office:value-type="float" office:value="0.258819045102521" calcext:value-type="float">
            <text:p>0,258819045102521</text:p>
          </table:table-cell>
          <table:table-cell table:style-name="ce16" table:formula="of:=3*[.B133]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16" table:formula="of:=SIN(3*[.A134]*PI()/180)" office:value-type="float" office:value="6.12323399573677E-016" calcext:value-type="float">
            <text:p>6,12323399573677E-16</text:p>
          </table:table-cell>
          <table:table-cell table:style-name="ce16" table:formula="of:=3*[.B134]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16" table:formula="of:=SIN(3*[.A135]*PI()/180)" office:value-type="float" office:value="-0.25881904510252" calcext:value-type="float">
            <text:p>-0,25881904510252</text:p>
          </table:table-cell>
          <table:table-cell table:style-name="ce16" table:formula="of:=3*[.B135]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16" table:formula="of:=SIN(3*[.A136]*PI()/180)" office:value-type="float" office:value="-0.499999999999999" calcext:value-type="float">
            <text:p>-0,499999999999999</text:p>
          </table:table-cell>
          <table:table-cell table:style-name="ce16" table:formula="of:=3*[.B136]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16" table:formula="of:=SIN(3*[.A137]*PI()/180)" office:value-type="float" office:value="-0.707106781186545" calcext:value-type="float">
            <text:p>-0,707106781186545</text:p>
          </table:table-cell>
          <table:table-cell table:style-name="ce16" table:formula="of:=3*[.B137]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16" table:formula="of:=SIN(3*[.A138]*PI()/180)" office:value-type="float" office:value="-0.866025403784438" calcext:value-type="float">
            <text:p>-0,866025403784438</text:p>
          </table:table-cell>
          <table:table-cell table:style-name="ce16" table:formula="of:=3*[.B138]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16" table:formula="of:=SIN(3*[.A139]*PI()/180)" office:value-type="float" office:value="-0.965925826289068" calcext:value-type="float">
            <text:p>-0,965925826289068</text:p>
          </table:table-cell>
          <table:table-cell table:style-name="ce16" table:formula="of:=3*[.B139]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16" table:formula="of:=SIN(3*[.A140]*PI()/180)" office:value-type="float" office:value="-1" calcext:value-type="float">
            <text:p>-1</text:p>
          </table:table-cell>
          <table:table-cell table:style-name="ce16" table:formula="of:=3*[.B140]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16" table:formula="of:=SIN(3*[.A141]*PI()/180)" office:value-type="float" office:value="-0.965925826289069" calcext:value-type="float">
            <text:p>-0,965925826289069</text:p>
          </table:table-cell>
          <table:table-cell table:style-name="ce16" table:formula="of:=3*[.B141]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16" table:formula="of:=SIN(3*[.A142]*PI()/180)" office:value-type="float" office:value="-0.866025403784438" calcext:value-type="float">
            <text:p>-0,866025403784438</text:p>
          </table:table-cell>
          <table:table-cell table:style-name="ce16" table:formula="of:=3*[.B142]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16" table:formula="of:=SIN(3*[.A143]*PI()/180)" office:value-type="float" office:value="-0.707106781186549" calcext:value-type="float">
            <text:p>-0,707106781186549</text:p>
          </table:table-cell>
          <table:table-cell table:style-name="ce16" table:formula="of:=3*[.B143]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16" table:formula="of:=SIN(3*[.A144]*PI()/180)" office:value-type="float" office:value="-0.5" calcext:value-type="float">
            <text:p>-0,5</text:p>
          </table:table-cell>
          <table:table-cell table:style-name="ce16" table:formula="of:=3*[.B144]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16" table:formula="of:=SIN(3*[.A145]*PI()/180)" office:value-type="float" office:value="-0.258819045102523" calcext:value-type="float">
            <text:p>-0,258819045102523</text:p>
          </table:table-cell>
          <table:table-cell table:style-name="ce16" table:formula="of:=3*[.B145]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16" table:formula="of:=SIN(3*[.A146]*PI()/180)" office:value-type="float" office:value="-7.34788079488412E-016" calcext:value-type="float">
            <text:p>-7,34788079488412E-16</text:p>
          </table:table-cell>
          <table:table-cell table:style-name="ce16" table:formula="of:=3*[.B146]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97.2mm" svg:height="110.92mm" svg:x="91.44mm" svg:y="32.75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210.44mm" svg:height="127.8mm" svg:x="93.14mm" svg:y="10.06mm">
            <loext:p/>
            <draw:object draw:notify-on-update-of-ranges="'6. Nazwiska'.A2:'6. Nazwiska'.A9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9mm" svg:height="89.99mm" svg:x="165.76mm" svg:y="51.27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92" calcext:value-type="float">
            <text:p>2,92</text:p>
          </table:table-cell>
          <table:table-cell table:style-name="ce8" table:formula="of:=RAND()*0.5+0.5" office:value-type="percentage" office:value="0.579000858485741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53" calcext:value-type="float">
            <text:p>1,53</text:p>
          </table:table-cell>
          <table:table-cell table:style-name="ce8" table:formula="of:=RAND()*0.5+0.5" office:value-type="percentage" office:value="0.563504818729182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54" calcext:value-type="float">
            <text:p>3,54</text:p>
          </table:table-cell>
          <table:table-cell table:style-name="ce8" table:formula="of:=RAND()*0.5+0.5" office:value-type="percentage" office:value="0.635946308957681" calcext:value-type="percentage">
            <text:p>6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2.7" calcext:value-type="float">
            <text:p>2,7</text:p>
          </table:table-cell>
          <table:table-cell table:style-name="ce8" table:formula="of:=RAND()*0.5+0.5" office:value-type="percentage" office:value="0.899055532421443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27" calcext:value-type="float">
            <text:p>4,27</text:p>
          </table:table-cell>
          <table:table-cell table:style-name="ce8" table:formula="of:=RAND()*0.5+0.5" office:value-type="percentage" office:value="0.84581905412855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9" calcext:value-type="float">
            <text:p>1,9</text:p>
          </table:table-cell>
          <table:table-cell table:style-name="ce8" table:formula="of:=RAND()*0.5+0.5" office:value-type="percentage" office:value="0.945208646156008" calcext:value-type="percentage">
            <text:p>9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57" calcext:value-type="float">
            <text:p>4,57</text:p>
          </table:table-cell>
          <table:table-cell table:style-name="ce8" table:formula="of:=RAND()*0.5+0.5" office:value-type="percentage" office:value="0.562059511905723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1.64" calcext:value-type="float">
            <text:p>1,64</text:p>
          </table:table-cell>
          <table:table-cell table:style-name="ce8" table:formula="of:=RAND()*0.5+0.5" office:value-type="percentage" office:value="0.841416639128614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22" calcext:value-type="float">
            <text:p>3,22</text:p>
          </table:table-cell>
          <table:table-cell table:style-name="ce8" table:formula="of:=RAND()*0.5+0.5" office:value-type="percentage" office:value="0.928418425267195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77" calcext:value-type="float">
            <text:p>2,77</text:p>
          </table:table-cell>
          <table:table-cell table:style-name="ce8" table:formula="of:=RAND()*0.5+0.5" office:value-type="percentage" office:value="0.548537322009918" calcext:value-type="percentage">
            <text:p>5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3:06.1308327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6:50.342055520</dc:date>
    <meta:generator>LibreOffice/5.4.2.2$Linux_X86_64 LibreOffice_project/40m0$Build-2</meta:generator>
    <meta:editing-duration>PT3H10M15S</meta:editing-duration>
    <meta:editing-cycles>42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d58a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666666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f413d" draw:fill-color="#ef413d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ffdaa2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106cm" svg:height="12.997cm" xlink:href=".." xlink:type="simple" chart:class="chart:line" chart:style-name="ch1">
        <chart:title svg:x="10.028cm" svg:y="0.395cm" chart:style-name="ch2">
          <text:p>Dane giełdowe</text:p>
        </chart:title>
        <chart:subtitle svg:x="10.464cm" svg:y="1.433cm" chart:style-name="ch3">
          <text:p>za rok 2012</text:p>
        </chart:subtitle>
        <chart:legend chart:legend-position="end" svg:x="19.936cm" svg:y="6.199cm" style:legend-expansion="high" chart:style-name="ch4"/>
        <chart:plot-area chart:style-name="ch5" table:cell-range-address="'1. Giełda'.A1:'1. Giełda'.B22" chart:data-source-has-labels="both" svg:x="1.473cm" svg:y="2.375cm" svg:width="18.001cm" svg:height="9.382cm">
          <chartooo:coordinate-region svg:x="3.232cm" svg:y="2.574cm" svg:width="16.242cm" svg:height="7.24cm"/>
          <chart:axis chart:dimension="x" chart:name="primary-x" chart:style-name="ch6" chartooo:axis-type="auto">
            <chartooo:date-scale/>
            <chart:title svg:x="10.072cm" svg:y="12.016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7.705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4cm" svg:height="13.575cm" xlink:href=".." xlink:type="simple" chart:class="chart:circle" chart:style-name="ch1">
        <chart:title svg:x="10.401cm" svg:y="0.407cm" chart:style-name="ch2">
          <text:p>Wybory Samorządowe</text:p>
        </chart:title>
        <chart:legend chart:legend-position="end" svg:x="21.192cm" svg:y="5.741cm" style:legend-expansion="high" chart:style-name="ch3"/>
        <chart:plot-area chart:style-name="ch4" table:cell-range-address="'2. Wybory'.A1:'2. Wybory'.B5" chart:data-source-has-labels="both" svg:x="0.508cm" svg:y="1.457cm" svg:width="20.176cm" svg:height="11.847cm">
          <chartooo:coordinate-region svg:x="4.731cm" svg:y="2.412cm" svg:width="10.892cm" svg:height="10.892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32cm" svg:height="12.786cm" xlink:href=".." xlink:type="simple" chart:class="chart:scatter" chart:style-name="ch1">
        <chart:legend chart:legend-position="end" svg:x="19.668cm" svg:y="6.094cm" style:legend-expansion="high" chart:style-name="ch2"/>
        <chart:plot-area chart:style-name="ch3" table:cell-range-address="'3. Matematyczne I'.A2:'3. Matematyczne I'.B102 '3. Matematyczne I'.B1:'3. Matematyczne I'.B1" chart:data-source-has-labels="row" svg:x="0.454cm" svg:y="0.255cm" svg:width="18.76cm" svg:height="12.276cm">
          <chartooo:coordinate-region svg:x="0.6cm" svg:y="0.454cm" svg:width="18.52cm" svg:height="11.8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=1/(x^2-1)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883cm" svg:height="14.559cm" xlink:href=".." xlink:type="simple" chart:class="chart:scatter" chart:style-name="ch1">
        <chart:legend chart:legend-position="end" svg:x="22.899cm" svg:y="6.482cm" style:legend-expansion="high" chart:style-name="ch2"/>
        <chart:plot-area chart:style-name="ch3" table:cell-range-address="'4. Matematyczne II'.A2:'4. Matematyczne II'.D146 '4. Matematyczne II'.B1:'4. Matematyczne II'.D1" chart:data-source-has-labels="row" svg:x="0.517cm" svg:y="0.291cm" svg:width="21.865cm" svg:height="13.977cm">
          <chartooo:coordinate-region svg:x="0.848cm" svg:y="0.49cm" svg:width="21.254cm" svg:height="13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21cm" svg:height="11.093cm" xlink:href=".." xlink:type="simple" chart:class="chart:scatter" chart:style-name="ch1">
        <chart:legend chart:legend-position="end" svg:x="18.781cm" svg:y="5.247cm" style:legend-expansion="high" chart:style-name="ch2"/>
        <chart:plot-area chart:style-name="ch3" table:cell-range-address="'5. Pomiary'.A2:'5. Pomiary'.B32 '5. Pomiary'.B1:'5. Pomiary'.B1" chart:data-source-has-labels="row" svg:x="0.394cm" svg:y="0.221cm" svg:width="17.993cm" svg:height="10.651cm">
          <chartooo:coordinate-region svg:x="0.936cm" svg:y="0.42cm" svg:width="17.211cm" svg:height="10.2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chart-properties chart:solid-type="cuboid"/>
      <style:graphic-properties draw:fill-color="#ed1c24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00aaad"/>
    </style:style>
    <style:style style:name="ch12" style:family="chart">
      <style:chart-properties chart:solid-type="cuboid"/>
      <style:graphic-properties draw:fill-color="#6a1816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808080"/>
    </style:style>
    <style:style style:name="ch15" style:family="chart">
      <style:chart-properties chart:solid-type="cuboid"/>
      <style:graphic-properties draw:fill-color="#72bf4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45cm" svg:height="12.781cm" xlink:href=".." xlink:type="simple" chart:class="chart:bar" chart:style-name="ch1">
        <chart:title svg:x="9.499cm" svg:y="0.391cm" chart:style-name="ch2">
          <text:p>Częstość</text:p>
        </chart:title>
        <chart:plot-area chart:style-name="ch3" table:cell-range-address="'6. Nazwiska'.A2:'6. Nazwiska'.B9" chart:data-source-has-labels="column" svg:x="0.42cm" svg:y="1.425cm" svg:width="20.205cm" svg:height="11.101cm">
          <chartooo:coordinate-region svg:x="1.967cm" svg:y="1.425cm" svg:width="18.658cm" svg:height="8.856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logarithmic="false" chart:maximum="7" chart:interval-major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8.659cm" svg:y="0.627cm" style:legend-expansion="custom" chartooo:width="3.145cm" chartooo:height="1.096cm" style:legend-expansion-aspect-ratio="2.86952554744526" chart:style-name="ch2"/>
        <chart:plot-area chart:style-name="ch3" table:cell-range-address="'7. Klasyfikacja'.A1:'7. Klasyfikacja'.C11" chart:data-source-has-labels="both" svg:x="0.32cm" svg:y="0.18cm" svg:width="15.36cm" svg:height="8.64cm">
          <chartooo:coordinate-region svg:x="0.756cm" svg:y="0.379cm" svg:width="13.799cm" svg:height="7.794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prim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92">
                <text:p>2.92</text:p>
                <draw:g>
                  <svg:desc>'7. Klasyfikacja'.B2:'7. Klasyfikacja'.B11</svg:desc>
                </draw:g>
              </table:table-cell>
              <table:table-cell office:value-type="float" office:value="0.579000858485741">
                <text:p>0.579000858485741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53">
                <text:p>1.53</text:p>
              </table:table-cell>
              <table:table-cell office:value-type="float" office:value="0.563504818729182">
                <text:p>0.56350481872918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54">
                <text:p>3.54</text:p>
              </table:table-cell>
              <table:table-cell office:value-type="float" office:value="0.635946308957681">
                <text:p>0.63594630895768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2.7">
                <text:p>2.7</text:p>
              </table:table-cell>
              <table:table-cell office:value-type="float" office:value="0.899055532421443">
                <text:p>0.899055532421443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4.27">
                <text:p>4.27</text:p>
              </table:table-cell>
              <table:table-cell office:value-type="float" office:value="0.84581905412855">
                <text:p>0.8458190541285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9">
                <text:p>1.9</text:p>
              </table:table-cell>
              <table:table-cell office:value-type="float" office:value="0.945208646156008">
                <text:p>0.94520864615600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57">
                <text:p>4.57</text:p>
              </table:table-cell>
              <table:table-cell office:value-type="float" office:value="0.562059511905723">
                <text:p>0.56205951190572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64">
                <text:p>1.64</text:p>
              </table:table-cell>
              <table:table-cell office:value-type="float" office:value="0.841416639128614">
                <text:p>0.84141663912861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22">
                <text:p>3.22</text:p>
              </table:table-cell>
              <table:table-cell office:value-type="float" office:value="0.928418425267195">
                <text:p>0.928418425267195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77">
                <text:p>2.77</text:p>
              </table:table-cell>
              <table:table-cell office:value-type="float" office:value="0.548537322009918">
                <text:p>0.5485373220099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